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56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ccff00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94bd5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0c0c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/>
          <table:table-cell office:value-type="string">
            <text:p>w</text:p>
          </table:table-cell>
          <table:table-cell office:value-type="string">
            <text:p>j</text:p>
          </table:table-cell>
          <table:table-cell table:style-name="Default" office:value-type="string">
            <text:p>r</text:p>
          </table:table-cell>
          <table:table-cell table:style-name="Default" office:value-type="string">
            <text:p>l</text:p>
          </table:table-cell>
          <table:table-cell office:value-type="string">
            <text:p>ɣ</text:p>
          </table:table-cell>
          <table:table-cell office:value-type="string">
            <text:p>ʁ</text:p>
          </table:table-cell>
        </table:table-row>
        <table:table-row table:style-name="ro1">
          <table:table-cell office:value-type="string">
            <text:p>s</text:p>
          </table:table-cell>
          <table:table-cell/>
          <table:table-cell table:style-name="ce3" office:value-type="string">
            <text:p>sj</text:p>
          </table:table-cell>
          <table:table-cell table:style-name="ce3" office:value-type="string">
            <text:p>sr</text:p>
          </table:table-cell>
          <table:table-cell table:style-name="ce4" office:value-type="string">
            <text:p>sl</text:p>
          </table:table-cell>
          <table:table-cell office:value-type="string">
            <text:p>sɣ</text:p>
          </table:table-cell>
          <table:table-cell/>
        </table:table-row>
        <table:table-row table:style-name="ro1">
          <table:table-cell office:value-type="string">
            <text:p>z</text:p>
          </table:table-cell>
          <table:table-cell table:style-name="ce1" office:value-type="string">
            <text:p>zw</text:p>
          </table:table-cell>
          <table:table-cell office:value-type="string">
            <text:p>zj</text:p>
          </table:table-cell>
          <table:table-cell table:style-name="ce1" office:value-type="string">
            <text:p>zr</text:p>
          </table:table-cell>
          <table:table-cell table:style-name="ce5" office:value-type="string">
            <text:p>zl</text:p>
          </table:table-cell>
          <table:table-cell table:style-name="ce2" office:value-type="string">
            <text:p>zɣ</text:p>
          </table:table-cell>
          <table:table-cell table:style-name="ce5" office:value-type="string">
            <text:p>zʁ</text:p>
          </table:table-cell>
        </table:table-row>
        <table:table-row table:style-name="ro1">
          <table:table-cell office:value-type="string">
            <text:p>ɕ</text:p>
          </table:table-cell>
          <table:table-cell table:number-columns-repeated="2"/>
          <table:table-cell table:style-name="ce1" office:value-type="string">
            <text:p>ɕr</text:p>
          </table:table-cell>
          <table:table-cell table:style-name="ce3" office:value-type="string">
            <text:p>ɕl</text:p>
          </table:table-cell>
          <table:table-cell table:style-name="ce3" office:value-type="string">
            <text:p>ɕɣ</text:p>
          </table:table-cell>
          <table:table-cell table:style-name="ce5" office:value-type="string">
            <text:p>ɕʁ</text:p>
          </table:table-cell>
        </table:table-row>
        <table:table-row table:style-name="ro1">
          <table:table-cell office:value-type="string">
            <text:p>ʑ</text:p>
          </table:table-cell>
          <table:table-cell table:number-columns-repeated="2"/>
          <table:table-cell table:style-name="ce1" office:value-type="string">
            <text:p>ʑr</text:p>
          </table:table-cell>
          <table:table-cell table:style-name="Default" office:value-type="string">
            <text:p>ʑl</text:p>
          </table:table-cell>
          <table:table-cell office:value-type="string">
            <text:p>ʑɣ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/>
          <table:table-cell table:style-name="ce2" office:value-type="string">
            <text:p>βj</text:p>
          </table:table-cell>
          <table:table-cell office:value-type="string">
            <text:p>βr</text:p>
          </table:table-cell>
          <table:table-cell office:value-type="string">
            <text:p>βl</text:p>
          </table:table-cell>
          <table:table-cell table:style-name="ce2" office:value-type="string">
            <text:p>βɣ</text:p>
          </table:table-cell>
          <table:table-cell table:style-name="ce2" office:value-type="string">
            <text:p>βʁ</text:p>
          </table:table-cell>
        </table:table-row>
        <table:table-row table:style-name="ro1">
          <table:table-cell office:value-type="string">
            <text:p>j</text:p>
          </table:table-cell>
          <table:table-cell table:style-name="ce2" office:value-type="string">
            <text:p>jw</text:p>
          </table:table-cell>
          <table:table-cell/>
          <table:table-cell office:value-type="string">
            <text:p>jr</text:p>
          </table:table-cell>
          <table:table-cell office:value-type="string">
            <text:p>jl</text:p>
          </table:table-cell>
          <table:table-cell table:style-name="ce2" office:value-type="string">
            <text:p>jɣ</text:p>
          </table:table-cell>
          <table:table-cell table:style-name="ce2" office:value-type="string">
            <text:p>jʁ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3" office:value-type="string">
            <text:p>rw</text:p>
          </table:table-cell>
          <table:table-cell table:style-name="ce1" office:value-type="string">
            <text:p>rj</text:p>
          </table:table-cell>
          <table:table-cell table:style-name="Default"/>
          <table:table-cell office:value-type="string">
            <text:p>rl</text:p>
          </table:table-cell>
          <table:table-cell table:style-name="ce2" office:value-type="string">
            <text:p>rɣ</text:p>
          </table:table-cell>
          <table:table-cell table:style-name="ce2" office:value-type="string">
            <text:p>rʁ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3" office:value-type="string">
            <text:p>lw</text:p>
          </table:table-cell>
          <table:table-cell table:style-name="ce1" office:value-type="string">
            <text:p>lj</text:p>
          </table:table-cell>
          <table:table-cell table:style-name="Default" table:number-columns-repeated="2"/>
          <table:table-cell table:style-name="ce2" office:value-type="string">
            <text:p>lɣ</text:p>
          </table:table-cell>
          <table:table-cell table:style-name="ce2" office:value-type="string">
            <text:p>lʁ</text:p>
          </table:table-cell>
        </table:table-row>
        <table:table-row table:style-name="ro1">
          <table:table-cell office:value-type="string">
            <text:p>ɣ</text:p>
          </table:table-cell>
          <table:table-cell/>
          <table:table-cell table:style-name="ce2" office:value-type="string">
            <text:p>ɣj</text:p>
          </table:table-cell>
          <table:table-cell office:value-type="string">
            <text:p>ɣr</text:p>
          </table:table-cell>
          <table:table-cell office:value-type="string">
            <text:p>ɣl</text:p>
          </table:table-cell>
          <table:table-cell table:number-columns-repeated="2"/>
        </table:table-row>
        <table:table-row table:style-name="ro1">
          <table:table-cell office:value-type="string">
            <text:p>ʁ</text:p>
          </table:table-cell>
          <table:table-cell/>
          <table:table-cell table:style-name="ce2" office:value-type="string">
            <text:p>ʁj</text:p>
          </table:table-cell>
          <table:table-cell office:value-type="string">
            <text:p>ʁr</text:p>
          </table:table-cell>
          <table:table-cell office:value-type="string">
            <text:p>ʁl</text:p>
          </table:table-cell>
          <table:table-cell table:number-columns-repeated="2"/>
        </table:table-row>
      </table:table>
      <table:table table:name="Feuille2" table:style-name="ta1" table:print="false">
        <table:table-column table:style-name="co2" table:number-columns-repeated="8" table:default-cell-style-name="Default"/>
        <table:table-row table:style-name="ro1">
          <table:table-cell/>
          <table:table-cell office:value-type="string">
            <text:p>w</text:p>
          </table:table-cell>
          <table:table-cell office:value-type="string">
            <text:p>j</text:p>
          </table:table-cell>
          <table:table-cell office:value-type="string">
            <text:p>r</text:p>
          </table:table-cell>
          <table:table-cell office:value-type="string">
            <text:p>l</text:p>
          </table:table-cell>
          <table:table-cell office:value-type="string">
            <text:p>ɣ</text:p>
          </table:table-cell>
          <table:table-cell office:value-type="string">
            <text:p>ʁ</text:p>
          </table:table-cell>
          <table:table-cell/>
        </table:table-row>
        <table:table-row table:style-name="ro1">
          <table:table-cell office:value-type="string">
            <text:p>ɕ</text:p>
          </table:table-cell>
          <table:table-cell/>
          <table:table-cell table:style-name="ce6"/>
          <table:table-cell table:style-name="ce1" office:value-type="string">
            <text:p>ɕr</text:p>
          </table:table-cell>
          <table:table-cell table:style-name="ce3" office:value-type="string">
            <text:p>ɕl</text:p>
          </table:table-cell>
          <table:table-cell table:style-name="ce3" office:value-type="string">
            <text:p>ɕɣ</text:p>
          </table:table-cell>
          <table:table-cell table:style-name="ce5" office:value-type="string">
            <text:p>ɕʁ</text:p>
          </table:table-cell>
          <table:table-cell/>
        </table:table-row>
        <table:table-row table:style-name="ro1">
          <table:table-cell office:value-type="string">
            <text:p>ʑ</text:p>
          </table:table-cell>
          <table:table-cell/>
          <table:table-cell table:style-name="ce6"/>
          <table:table-cell table:style-name="ce1" office:value-type="string">
            <text:p>ʑr</text:p>
          </table:table-cell>
          <table:table-cell office:value-type="string">
            <text:p>ʑl</text:p>
          </table:table-cell>
          <table:table-cell office:value-type="string">
            <text:p>ʑɣ</text:p>
          </table:table-cell>
          <table:table-cell table:number-columns-repeated="2"/>
        </table:table-row>
        <table:table-row table:style-name="ro1">
          <table:table-cell office:value-type="string">
            <text:p>s</text:p>
          </table:table-cell>
          <table:table-cell/>
          <table:table-cell table:style-name="ce3" office:value-type="string">
            <text:p>sj</text:p>
          </table:table-cell>
          <table:table-cell table:style-name="ce3" office:value-type="string">
            <text:p>sr</text:p>
          </table:table-cell>
          <table:table-cell table:style-name="ce4" office:value-type="string">
            <text:p>sl</text:p>
          </table:table-cell>
          <table:table-cell office:value-type="string">
            <text:p>sɣ</text:p>
          </table:table-cell>
          <table:table-cell/>
          <table:table-cell table:style-name="ce5"/>
        </table:table-row>
        <table:table-row table:style-name="ro1">
          <table:table-cell office:value-type="string">
            <text:p>z</text:p>
          </table:table-cell>
          <table:table-cell table:style-name="ce1" office:value-type="string">
            <text:p>zw</text:p>
          </table:table-cell>
          <table:table-cell office:value-type="string">
            <text:p>zj</text:p>
          </table:table-cell>
          <table:table-cell table:style-name="ce1" office:value-type="string">
            <text:p>zr</text:p>
          </table:table-cell>
          <table:table-cell table:style-name="ce5" office:value-type="string">
            <text:p>zl</text:p>
          </table:table-cell>
          <table:table-cell table:style-name="ce2" office:value-type="string">
            <text:p>zɣ</text:p>
          </table:table-cell>
          <table:table-cell table:style-name="ce5" office:value-type="string">
            <text:p>zʁ</text:p>
          </table:table-cell>
          <table:table-cell table:style-name="ce5"/>
        </table:table-row>
        <table:table-row table:style-name="ro1">
          <table:table-cell office:value-type="string">
            <text:p>r</text:p>
          </table:table-cell>
          <table:table-cell table:style-name="ce3" office:value-type="string">
            <text:p>rw</text:p>
          </table:table-cell>
          <table:table-cell table:style-name="ce1" office:value-type="string">
            <text:p>rj</text:p>
          </table:table-cell>
          <table:table-cell table:style-name="ce6"/>
          <table:table-cell table:style-name="ce2" office:value-type="string">
            <text:p>rl</text:p>
          </table:table-cell>
          <table:table-cell table:style-name="ce2" office:value-type="string">
            <text:p>rɣ</text:p>
          </table:table-cell>
          <table:table-cell table:style-name="ce2" office:value-type="string">
            <text:p>rʁ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table:style-name="ce3" office:value-type="string">
            <text:p>lw</text:p>
          </table:table-cell>
          <table:table-cell table:style-name="ce1" office:value-type="string">
            <text:p>lj</text:p>
          </table:table-cell>
          <table:table-cell table:style-name="ce7"/>
          <table:table-cell table:style-name="ce6"/>
          <table:table-cell table:style-name="ce2" office:value-type="string">
            <text:p>lɣ</text:p>
          </table:table-cell>
          <table:table-cell table:style-name="ce2" office:value-type="string">
            <text:p>lʁ</text:p>
          </table:table-cell>
          <table:table-cell/>
        </table:table-row>
        <table:table-row table:style-name="ro1">
          <table:table-cell office:value-type="string">
            <text:p>w</text:p>
          </table:table-cell>
          <table:table-cell table:style-name="ce6"/>
          <table:table-cell table:style-name="ce2" office:value-type="string">
            <text:p>βj</text:p>
          </table:table-cell>
          <table:table-cell table:style-name="ce2" office:value-type="string">
            <text:p>βr</text:p>
          </table:table-cell>
          <table:table-cell table:style-name="ce2" office:value-type="string">
            <text:p>βl</text:p>
          </table:table-cell>
          <table:table-cell table:style-name="ce2" office:value-type="string">
            <text:p>βɣ</text:p>
          </table:table-cell>
          <table:table-cell table:style-name="ce2" office:value-type="string">
            <text:p>βʁ</text:p>
          </table:table-cell>
          <table:table-cell/>
        </table:table-row>
        <table:table-row table:style-name="ro1">
          <table:table-cell office:value-type="string">
            <text:p>j</text:p>
          </table:table-cell>
          <table:table-cell table:style-name="ce2" office:value-type="string">
            <text:p>jw</text:p>
          </table:table-cell>
          <table:table-cell table:style-name="ce6"/>
          <table:table-cell table:style-name="ce2" office:value-type="string">
            <text:p>jr</text:p>
          </table:table-cell>
          <table:table-cell table:style-name="ce2" office:value-type="string">
            <text:p>jl</text:p>
          </table:table-cell>
          <table:table-cell table:style-name="ce2" office:value-type="string">
            <text:p>jɣ</text:p>
          </table:table-cell>
          <table:table-cell table:style-name="ce2" office:value-type="string">
            <text:p>jʁ</text:p>
          </table:table-cell>
          <table:table-cell/>
        </table:table-row>
        <table:table-row table:style-name="ro1">
          <table:table-cell office:value-type="string">
            <text:p>ɣ</text:p>
          </table:table-cell>
          <table:table-cell table:style-name="ce7"/>
          <table:table-cell table:style-name="ce2" office:value-type="string">
            <text:p>ɣj</text:p>
          </table:table-cell>
          <table:table-cell table:style-name="ce2" office:value-type="string">
            <text:p>ɣr</text:p>
          </table:table-cell>
          <table:table-cell table:style-name="ce2" office:value-type="string">
            <text:p>ɣl</text:p>
          </table:table-cell>
          <table:table-cell table:style-name="ce6"/>
          <table:table-cell table:style-name="ce7"/>
          <table:table-cell/>
        </table:table-row>
        <table:table-row table:style-name="ro1">
          <table:table-cell office:value-type="string">
            <text:p>ʁ</text:p>
          </table:table-cell>
          <table:table-cell table:style-name="ce7"/>
          <table:table-cell table:style-name="ce2" office:value-type="string">
            <text:p>ʁj</text:p>
          </table:table-cell>
          <table:table-cell table:style-name="ce2" office:value-type="string">
            <text:p>ʁr</text:p>
          </table:table-cell>
          <table:table-cell table:style-name="ce2" office:value-type="string">
            <text:p>ʁl</text:p>
          </table:table-cell>
          <table:table-cell table:style-name="ce7"/>
          <table:table-cell table:style-name="ce6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&amp;</text:p>
          </table:table-cell>
          <table:table-cell table:formula="of:=CONCATENATE(&quot;&amp; \ipa{&quot;;[.B1];&quot;}&quot;)" office:value-type="string" office:string-value="&amp; \ipa{w}">
            <text:p>&amp; \ipa{w}</text:p>
          </table:table-cell>
          <table:table-cell table:formula="of:=CONCATENATE(&quot;&amp; \ipa{&quot;;[.C1];&quot;}&quot;)" office:value-type="string" office:string-value="&amp; \ipa{j}">
            <text:p>&amp; \ipa{j}</text:p>
          </table:table-cell>
          <table:table-cell table:formula="of:=CONCATENATE(&quot;&amp; \ipa{&quot;;[.D1];&quot;}&quot;)" office:value-type="string" office:string-value="&amp; \ipa{r}">
            <text:p>&amp; \ipa{r}</text:p>
          </table:table-cell>
          <table:table-cell table:formula="of:=CONCATENATE(&quot;&amp; \ipa{&quot;;[.E1];&quot;}&quot;)" office:value-type="string" office:string-value="&amp; \ipa{l}">
            <text:p>&amp; \ipa{l}</text:p>
          </table:table-cell>
          <table:table-cell table:formula="of:=CONCATENATE(&quot;&amp; \ipa{&quot;;[.F1];&quot;}&quot;)" office:value-type="string" office:string-value="&amp; \ipa{ɣ}">
            <text:p>&amp; \ipa{ɣ}</text:p>
          </table:table-cell>
          <table:table-cell table:formula="of:=CONCATENATE(&quot;&amp; \ipa{&quot;;[.G1];&quot;}&quot;)" office:value-type="string" office:string-value="&amp; \ipa{ʁ}">
            <text:p>&amp; \ipa{ʁ}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2];&quot;}&quot;)" office:value-type="string" office:string-value="&amp; \ipa{ɕ}">
            <text:p>&amp; \ipa{ɕ}</text:p>
          </table:table-cell>
          <table:table-cell table:number-columns-repeated="2" office:value-type="string">
            <text:p>&amp;</text:p>
          </table:table-cell>
          <table:table-cell table:formula="of:=CONCATENATE(&quot;&amp; \ipa{&quot;;[.D2];&quot;}&quot;)" office:value-type="string" office:string-value="&amp; \ipa{ɕr}">
            <text:p>&amp; \ipa{ɕr}</text:p>
          </table:table-cell>
          <table:table-cell table:formula="of:=CONCATENATE(&quot;&amp; \ipa{&quot;;[.E2];&quot;}&quot;)" office:value-type="string" office:string-value="&amp; \ipa{ɕl}">
            <text:p>&amp; \ipa{ɕl}</text:p>
          </table:table-cell>
          <table:table-cell table:formula="of:=CONCATENATE(&quot;&amp; \ipa{&quot;;[.F2];&quot;}&quot;)" office:value-type="string" office:string-value="&amp; \ipa{ɕɣ}">
            <text:p>&amp; \ipa{ɕɣ}</text:p>
          </table:table-cell>
          <table:table-cell table:formula="of:=CONCATENATE(&quot;&amp; \ipa{&quot;;[.G2];&quot;}&quot;)" office:value-type="string" office:string-value="&amp; \ipa{ɕʁ}">
            <text:p>&amp; \ipa{ɕʁ}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3];&quot;}&quot;)" office:value-type="string" office:string-value="&amp; \ipa{ʑ}">
            <text:p>&amp; \ipa{ʑ}</text:p>
          </table:table-cell>
          <table:table-cell table:number-columns-repeated="2" office:value-type="string">
            <text:p>&amp;</text:p>
          </table:table-cell>
          <table:table-cell table:formula="of:=CONCATENATE(&quot;&amp; \ipa{&quot;;[.D3];&quot;}&quot;)" office:value-type="string" office:string-value="&amp; \ipa{ʑr}">
            <text:p>&amp; \ipa{ʑr}</text:p>
          </table:table-cell>
          <table:table-cell table:formula="of:=CONCATENATE(&quot;&amp; \ipa{&quot;;[.E3];&quot;}&quot;)" office:value-type="string" office:string-value="&amp; \ipa{ʑl}">
            <text:p>&amp; \ipa{ʑl}</text:p>
          </table:table-cell>
          <table:table-cell table:formula="of:=CONCATENATE(&quot;&amp; \ipa{&quot;;[.F3];&quot;}&quot;)" office:value-type="string" office:string-value="&amp; \ipa{ʑɣ}">
            <text:p>&amp; \ipa{ʑɣ}</text:p>
          </table:table-cell>
          <table:table-cell office:value-type="string">
            <text:p>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4];&quot;}&quot;)" office:value-type="string" office:string-value="&amp; \ipa{s}">
            <text:p>&amp; \ipa{s}</text:p>
          </table:table-cell>
          <table:table-cell office:value-type="string">
            <text:p>&amp;</text:p>
          </table:table-cell>
          <table:table-cell table:formula="of:=CONCATENATE(&quot;&amp; \ipa{&quot;;[.C4];&quot;}&quot;)" office:value-type="string" office:string-value="&amp; \ipa{sj}">
            <text:p>&amp; \ipa{sj}</text:p>
          </table:table-cell>
          <table:table-cell table:formula="of:=CONCATENATE(&quot;&amp; \ipa{&quot;;[.D4];&quot;}&quot;)" office:value-type="string" office:string-value="&amp; \ipa{sr}">
            <text:p>&amp; \ipa{sr}</text:p>
          </table:table-cell>
          <table:table-cell table:formula="of:=CONCATENATE(&quot;&amp; \ipa{&quot;;[.E4];&quot;}&quot;)" office:value-type="string" office:string-value="&amp; \ipa{sl}">
            <text:p>&amp; \ipa{sl}</text:p>
          </table:table-cell>
          <table:table-cell table:formula="of:=CONCATENATE(&quot;&amp; \ipa{&quot;;[.F4];&quot;}&quot;)" office:value-type="string" office:string-value="&amp; \ipa{sɣ}">
            <text:p>&amp; \ipa{sɣ}</text:p>
          </table:table-cell>
          <table:table-cell office:value-type="string">
            <text:p>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5];&quot;}&quot;)" office:value-type="string" office:string-value="&amp; \ipa{z}">
            <text:p>&amp; \ipa{z}</text:p>
          </table:table-cell>
          <table:table-cell table:formula="of:=CONCATENATE(&quot;&amp; \ipa{&quot;;[.B5];&quot;}&quot;)" office:value-type="string" office:string-value="&amp; \ipa{zw}">
            <text:p>&amp; \ipa{zw}</text:p>
          </table:table-cell>
          <table:table-cell table:formula="of:=CONCATENATE(&quot;&amp; \ipa{&quot;;[.C5];&quot;}&quot;)" office:value-type="string" office:string-value="&amp; \ipa{zj}">
            <text:p>&amp; \ipa{zj}</text:p>
          </table:table-cell>
          <table:table-cell table:formula="of:=CONCATENATE(&quot;&amp; \ipa{&quot;;[.D5];&quot;}&quot;)" office:value-type="string" office:string-value="&amp; \ipa{zr}">
            <text:p>&amp; \ipa{zr}</text:p>
          </table:table-cell>
          <table:table-cell table:formula="of:=CONCATENATE(&quot;&amp; \ipa{&quot;;[.E5];&quot;}&quot;)" office:value-type="string" office:string-value="&amp; \ipa{zl}">
            <text:p>&amp; \ipa{zl}</text:p>
          </table:table-cell>
          <table:table-cell table:formula="of:=CONCATENATE(&quot;&amp; \ipa{&quot;;[.F5];&quot;}&quot;)" office:value-type="string" office:string-value="&amp; \ipa{zɣ}">
            <text:p>&amp; \ipa{zɣ}</text:p>
          </table:table-cell>
          <table:table-cell table:formula="of:=CONCATENATE(&quot;&amp; \ipa{&quot;;[.G5];&quot;}&quot;)" office:value-type="string" office:string-value="&amp; \ipa{zʁ}">
            <text:p>&amp; \ipa{zʁ}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6];&quot;}&quot;)" office:value-type="string" office:string-value="&amp; \ipa{r}">
            <text:p>&amp; \ipa{r}</text:p>
          </table:table-cell>
          <table:table-cell table:formula="of:=CONCATENATE(&quot;&amp; \ipa{&quot;;[.B6];&quot;}&quot;)" office:value-type="string" office:string-value="&amp; \ipa{rw}">
            <text:p>&amp; \ipa{rw}</text:p>
          </table:table-cell>
          <table:table-cell table:formula="of:=CONCATENATE(&quot;&amp; \ipa{&quot;;[.C6];&quot;}&quot;)" office:value-type="string" office:string-value="&amp; \ipa{rj}">
            <text:p>&amp; \ipa{rj}</text:p>
          </table:table-cell>
          <table:table-cell office:value-type="string">
            <text:p>&amp;</text:p>
          </table:table-cell>
          <table:table-cell table:formula="of:=CONCATENATE(&quot;&amp; \ipa{&quot;;[.E6];&quot;}&quot;)" office:value-type="string" office:string-value="&amp; \ipa{rl}">
            <text:p>&amp; \ipa{rl}</text:p>
          </table:table-cell>
          <table:table-cell table:formula="of:=CONCATENATE(&quot;&amp; \ipa{&quot;;[.F6];&quot;}&quot;)" office:value-type="string" office:string-value="&amp; \ipa{rɣ}">
            <text:p>&amp; \ipa{rɣ}</text:p>
          </table:table-cell>
          <table:table-cell table:formula="of:=CONCATENATE(&quot;&amp; \ipa{&quot;;[.G6];&quot;}&quot;)" office:value-type="string" office:string-value="&amp; \ipa{rʁ}">
            <text:p>&amp; \ipa{rʁ}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7];&quot;}&quot;)" office:value-type="string" office:string-value="&amp; \ipa{l}">
            <text:p>&amp; \ipa{l}</text:p>
          </table:table-cell>
          <table:table-cell table:formula="of:=CONCATENATE(&quot;&amp; \ipa{&quot;;[.B7];&quot;}&quot;)" office:value-type="string" office:string-value="&amp; \ipa{lw}">
            <text:p>&amp; \ipa{lw}</text:p>
          </table:table-cell>
          <table:table-cell table:formula="of:=CONCATENATE(&quot;&amp; \ipa{&quot;;[.C7];&quot;}&quot;)" office:value-type="string" office:string-value="&amp; \ipa{lj}">
            <text:p>&amp; \ipa{lj}</text:p>
          </table:table-cell>
          <table:table-cell table:number-columns-repeated="2" office:value-type="string">
            <text:p>&amp;</text:p>
          </table:table-cell>
          <table:table-cell table:formula="of:=CONCATENATE(&quot;&amp; \ipa{&quot;;[.F7];&quot;}&quot;)" office:value-type="string" office:string-value="&amp; \ipa{lɣ}">
            <text:p>&amp; \ipa{lɣ}</text:p>
          </table:table-cell>
          <table:table-cell table:formula="of:=CONCATENATE(&quot;&amp; \ipa{&quot;;[.G7];&quot;}&quot;)" office:value-type="string" office:string-value="&amp; \ipa{lʁ}">
            <text:p>&amp; \ipa{lʁ}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8];&quot;}&quot;)" office:value-type="string" office:string-value="&amp; \ipa{w}">
            <text:p>&amp; \ipa{w}</text:p>
          </table:table-cell>
          <table:table-cell office:value-type="string">
            <text:p>&amp;</text:p>
          </table:table-cell>
          <table:table-cell table:formula="of:=CONCATENATE(&quot;&amp; \ipa{&quot;;[.C8];&quot;}&quot;)" office:value-type="string" office:string-value="&amp; \ipa{βj}">
            <text:p>&amp; \ipa{βj}</text:p>
          </table:table-cell>
          <table:table-cell table:formula="of:=CONCATENATE(&quot;&amp; \ipa{&quot;;[.D8];&quot;}&quot;)" office:value-type="string" office:string-value="&amp; \ipa{βr}">
            <text:p>&amp; \ipa{βr}</text:p>
          </table:table-cell>
          <table:table-cell table:formula="of:=CONCATENATE(&quot;&amp; \ipa{&quot;;[.E8];&quot;}&quot;)" office:value-type="string" office:string-value="&amp; \ipa{βl}">
            <text:p>&amp; \ipa{βl}</text:p>
          </table:table-cell>
          <table:table-cell table:formula="of:=CONCATENATE(&quot;&amp; \ipa{&quot;;[.F8];&quot;}&quot;)" office:value-type="string" office:string-value="&amp; \ipa{βɣ}">
            <text:p>&amp; \ipa{βɣ}</text:p>
          </table:table-cell>
          <table:table-cell table:formula="of:=CONCATENATE(&quot;&amp; \ipa{&quot;;[.G8];&quot;}&quot;)" office:value-type="string" office:string-value="&amp; \ipa{βʁ}">
            <text:p>&amp; \ipa{βʁ}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9];&quot;}&quot;)" office:value-type="string" office:string-value="&amp; \ipa{j}">
            <text:p>&amp; \ipa{j}</text:p>
          </table:table-cell>
          <table:table-cell table:formula="of:=CONCATENATE(&quot;&amp; \ipa{&quot;;[.B9];&quot;}&quot;)" office:value-type="string" office:string-value="&amp; \ipa{jw}">
            <text:p>&amp; \ipa{jw}</text:p>
          </table:table-cell>
          <table:table-cell office:value-type="string">
            <text:p>&amp;</text:p>
          </table:table-cell>
          <table:table-cell table:formula="of:=CONCATENATE(&quot;&amp; \ipa{&quot;;[.D9];&quot;}&quot;)" office:value-type="string" office:string-value="&amp; \ipa{jr}">
            <text:p>&amp; \ipa{jr}</text:p>
          </table:table-cell>
          <table:table-cell table:formula="of:=CONCATENATE(&quot;&amp; \ipa{&quot;;[.E9];&quot;}&quot;)" office:value-type="string" office:string-value="&amp; \ipa{jl}">
            <text:p>&amp; \ipa{jl}</text:p>
          </table:table-cell>
          <table:table-cell table:formula="of:=CONCATENATE(&quot;&amp; \ipa{&quot;;[.F9];&quot;}&quot;)" office:value-type="string" office:string-value="&amp; \ipa{jɣ}">
            <text:p>&amp; \ipa{jɣ}</text:p>
          </table:table-cell>
          <table:table-cell table:formula="of:=CONCATENATE(&quot;&amp; \ipa{&quot;;[.G9];&quot;}&quot;)" office:value-type="string" office:string-value="&amp; \ipa{jʁ}">
            <text:p>&amp; \ipa{jʁ}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10];&quot;}&quot;)" office:value-type="string" office:string-value="&amp; \ipa{ɣ}">
            <text:p>&amp; \ipa{ɣ}</text:p>
          </table:table-cell>
          <table:table-cell office:value-type="string">
            <text:p>&amp;</text:p>
          </table:table-cell>
          <table:table-cell table:formula="of:=CONCATENATE(&quot;&amp; \ipa{&quot;;[.C10];&quot;}&quot;)" office:value-type="string" office:string-value="&amp; \ipa{ɣj}">
            <text:p>&amp; \ipa{ɣj}</text:p>
          </table:table-cell>
          <table:table-cell table:formula="of:=CONCATENATE(&quot;&amp; \ipa{&quot;;[.D10];&quot;}&quot;)" office:value-type="string" office:string-value="&amp; \ipa{ɣr}">
            <text:p>&amp; \ipa{ɣr}</text:p>
          </table:table-cell>
          <table:table-cell table:formula="of:=CONCATENATE(&quot;&amp; \ipa{&quot;;[.E10];&quot;}&quot;)" office:value-type="string" office:string-value="&amp; \ipa{ɣl}">
            <text:p>&amp; \ipa{ɣl}</text:p>
          </table:table-cell>
          <table:table-cell table:number-columns-repeated="2" office:value-type="string">
            <text:p>&amp;</text:p>
          </table:table-cell>
          <table:table-cell office:value-type="string">
            <text:p>\\</text:p>
          </table:table-cell>
        </table:table-row>
        <table:table-row table:style-name="ro1">
          <table:table-cell table:formula="of:=CONCATENATE(&quot;&amp; \ipa{&quot;;[.A11];&quot;}&quot;)" office:value-type="string" office:string-value="&amp; \ipa{ʁ}">
            <text:p>&amp; \ipa{ʁ}</text:p>
          </table:table-cell>
          <table:table-cell office:value-type="string">
            <text:p>&amp;</text:p>
          </table:table-cell>
          <table:table-cell table:formula="of:=CONCATENATE(&quot;&amp; \ipa{&quot;;[.C11];&quot;}&quot;)" office:value-type="string" office:string-value="&amp; \ipa{ʁj}">
            <text:p>&amp; \ipa{ʁj}</text:p>
          </table:table-cell>
          <table:table-cell table:formula="of:=CONCATENATE(&quot;&amp; \ipa{&quot;;[.D11];&quot;}&quot;)" office:value-type="string" office:string-value="&amp; \ipa{ʁr}">
            <text:p>&amp; \ipa{ʁr}</text:p>
          </table:table-cell>
          <table:table-cell table:formula="of:=CONCATENATE(&quot;&amp; \ipa{&quot;;[.E11];&quot;}&quot;)" office:value-type="string" office:string-value="&amp; \ipa{ʁl}">
            <text:p>&amp; \ipa{ʁl}</text:p>
          </table:table-cell>
          <table:table-cell table:number-columns-repeated="2" office:value-type="string">
            <text:p>&amp;</text:p>
          </table:table-cell>
          <table:table-cell office:value-type="string">
            <text:p>\\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7"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22/10/2019</text:date>, <text:time>17:0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uillaume Jacques</meta:initial-creator>
    <meta:creation-date>2019-10-21T11:16:33.62</meta:creation-date>
    <dc:date>2019-10-22T17:07:25.15</dc:date>
    <meta:editing-duration>PT02H37M46S</meta:editing-duration>
    <meta:editing-cycles>27</meta:editing-cycles>
    <meta:generator>OpenOffice.org/3.0$Win32 OpenOffice.org_project/300m15$Build-9379</meta:generator>
    <meta:document-statistic meta:table-count="3" meta:cell-count="205" meta:object-count="0"/>
    <meta:user-defined meta:name="Info 1"/>
    <meta:user-defined meta:name="Info 2"/>
    <meta:user-defined meta:name="Info 3"/>
    <meta:user-defined meta:name="Info 4"/>
  </office:meta>
</office:document-meta>
</file>